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7b8f3b9" style:font-size-asian="10pt" style:font-style-asian="normal" style:font-weight-asian="bold" style:font-name-complex="Arial" style:font-size-complex="10pt" style:font-weight-complex="bold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2304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3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904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4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54:18.744000000</dc:date>
    <meta:editing-duration>P1DT15H38M44S</meta:editing-duration>
    <meta:editing-cycles>908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